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WriterParams.getJPEGForceBas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WriterParams.setCompression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WriterParams.get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WriterParams.getJPEG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WriterParams.ImageWriter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ageWriterParams.setJPEGQuality( float quality , boolean forceBase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WriterParams.getCompressi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WriterParams.setResolution( int d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